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06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32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5cm" svg:height="0.624cm" svg:x="9.923cm" svg:y="14.774cm">
            <draw:text-box>
              <text:p text:style-name="P1"><text:span text:style-name="T1">2</text:span></text:p>
            </draw:text-box>
          </draw:frame>
          <draw:frame draw:style-name="gr2" draw:text-style-name="P2" draw:layer="layout" svg:width="0.705cm" svg:height="0.624cm" svg:x="10.888cm" svg:y="14.417cm">
            <draw:text-box>
              <text:p text:style-name="P1"><text:span text:style-name="T1">3</text:span></text:p>
            </draw:text-box>
          </draw:frame>
          <draw:frame draw:style-name="gr3" draw:text-style-name="P2" draw:layer="layout" svg:width="1.01cm" svg:height="0.624cm" svg:x="9.012cm" svg:y="15.073cm">
            <draw:text-box>
              <text:p text:style-name="P1"><text:span text:style-name="T1">2,4</text:span></text:p>
            </draw:text-box>
          </draw:frame>
          <draw:path draw:style-name="gr4" draw:text-style-name="P3" draw:layer="layout" svg:width="2.038cm" svg:height="1.114cm" draw:transform="skewX (-0.00471238898038466) rotate (0.522551578047102) translate (9.52895833333323cm 14.8720277777776cm)" svg:viewBox="0 0 2039 1115" svg:d="M0 0c164 34 289 157 439 242s272 206 427 277 303 169 457 248c167 81 339 140 501 226l143 71 72 51">
            <text:p/>
          </draw:path>
          <draw:g>
            <draw:path draw:style-name="gr4" draw:text-style-name="P3" draw:layer="layout" svg:width="1.721cm" svg:height="0.752cm" draw:transform="rotate (0.524995038999894) translate (9.6982916666726cm 14.9853888889409cm)" svg:viewBox="0 0 1722 753" svg:d="M0 753c169-37 303-155 476-211s320-152 482-240 331-94 478-186l167-79 119-37">
              <text:p/>
            </draw:path>
            <draw:path draw:style-name="gr4" draw:text-style-name="P3" draw:layer="layout" svg:width="0.095cm" svg:height="0.952cm" draw:transform="skewX (0.0277507351067098) rotate (0.552920307031804) translate (9.51837499999985cm 14.8530972222214cm)" svg:viewBox="0 0 96 953" svg:d="M0 0c0 148 58 289 58 436s44 277 37 419l-2 98">
              <text:p/>
            </draw:path>
            <draw:path draw:style-name="gr4" draw:text-style-name="P3" draw:layer="layout" svg:width="1.939cm" svg:height="0.204cm" draw:transform="rotate (0.522726110972302) translate (10.0828194444442cm 15.6234444444446cm)" svg:viewBox="0 0 1940 205" svg:d="M0 0c164 2 309 138 487 93 167-40 330 69 499 103 157 23 302-4 460-13 138 4 277 6 424 4l70 2">
              <text:p/>
            </draw:path>
            <draw:path draw:style-name="gr4" draw:text-style-name="P3" draw:layer="layout" svg:width="1.791cm" svg:height="0.181cm" draw:transform="skewX (-0.00959931088596881) rotate (0.522726110972302) translate (9.52190277777777cm 14.8583888888885cm)" svg:viewBox="0 0 1792 182" svg:d="M0 0c169 23 332 67 497 51 180-7 350 41 514 95 146 46 298 18 455 34l151 2h147 28">
              <text:p/>
            </draw:path>
            <draw:path draw:style-name="gr4" draw:text-style-name="P3" draw:layer="layout" svg:width="0.246cm" svg:height="0.927cm" draw:transform="skewX (-0.00750491578357557) rotate (0.514697596413128) translate (11.1729027777778cm 14.1306666666663cm)" svg:viewBox="0 0 247 928" svg:d="M0 0c-1 148 34 300 99 441s164 277 146 444l-3 43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4:38.426768919</meta:creation-date>
    <dc:date>2018-03-12T12:16:06.232745060</dc:date>
    <meta:editing-duration>PT1M28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